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8d19a" draw:textarea-horizontal-align="justify" draw:textarea-vertical-align="middle" draw:auto-grow-height="false" fo:min-height="1.05cm" fo:min-width="2.8cm" draw:shadow="hidden"/>
    </style:style>
    <style:style style:name="gr2" style:family="graphic" style:parent-style-name="standard">
      <style:graphic-properties draw:fill-color="#cc9900" draw:textarea-horizontal-align="justify" draw:textarea-vertical-align="middle" draw:auto-grow-height="false" fo:min-height="1.05cm" fo:min-width="2.8cm" draw:shadow="hidden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05cm" fo:min-width="2.8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0.563cm" fo:min-width="0.501cm" draw:shadow="hidden"/>
    </style:style>
    <style:style style:name="gr5" style:family="graphic" style:parent-style-name="standard">
      <style:graphic-properties draw:stroke="none" svg:stroke-color="#000000" draw:fill="none" draw:fill-color="#ffffff" fo:min-height="0.623cm" draw:shadow="hidden"/>
    </style:style>
    <style:style style:name="gr6" style:family="graphic" style:parent-style-name="standard">
      <style:graphic-properties draw:stroke="none" svg:stroke-color="#000000" draw:fill="none" draw:fill-color="#ffffff" fo:min-height="0.949cm" draw:shadow="hidden"/>
    </style:style>
    <style:style style:name="gr7" style:family="graphic" style:parent-style-name="standard">
      <style:graphic-properties draw:marker-end="Arrow" draw:textarea-vertical-align="middle" draw:shadow="hidden"/>
    </style:style>
    <style:style style:name="gr8" style:family="graphic" style:parent-style-name="standard">
      <style:graphic-properties draw:fill-color="#c97676" draw:textarea-horizontal-align="justify" draw:textarea-vertical-align="middle" draw:auto-grow-height="false" fo:min-height="1.05cm" fo:min-width="2.8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88d19a"/>
      <style:paragraph-properties fo:text-align="center"/>
    </style:style>
    <style:style style:name="P3" style:family="paragraph">
      <loext:graphic-properties draw:fill-color="#cc9900"/>
      <style:paragraph-properties fo:text-align="center"/>
    </style:style>
    <style:style style:name="P4" style:family="paragraph">
      <loext:graphic-properties draw:fill-color="#ffff66"/>
      <style:paragraph-properties fo:text-align="center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-color="#c9767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3cm" svg:height="1.3cm" svg:x="2.873cm" svg:y="4.223cm">
          <text:p text:style-name="P1">indexjson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3cm" svg:height="1.3cm" svg:x="2.873cm" svg:y="10.123cm">
          <text:p text:style-name="P1">checkrules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3cm" svg:height="1.3cm" svg:x="9.923cm" svg:y="8.423cm">
          <text:p text:style-name="P1">testreport</text:p>
          <draw:enhanced-geometry svg:viewBox="0 0 21600 21600" draw:mirror-horizontal="false" draw:mirror-vertical="false" draw:type="rectangle" draw:enhanced-path="M 0 0 L 21600 0 21600 21600 0 21600 0 0 Z N"/>
        </draw:custom-shape>
        <draw:g xml:id="id1" draw:id="id1">
          <draw:custom-shape draw:style-name="gr4" draw:text-style-name="P1" draw:layer="layout" svg:width="1cm" svg:height="1.3cm" svg:x="1.423cm" svg:y="1.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6" draw:layer="layout" svg:width="3.4cm" svg:height="0.873cm" svg:x="0.223cm" svg:y="2.65cm">
            <draw:text-box>
              <text:p text:style-name="P5">&lt;filename&gt;.zip</text:p>
            </draw:text-box>
          </draw:frame>
        </draw:g>
        <draw:g xml:id="id3" draw:id="id3">
          <draw:custom-shape draw:style-name="gr4" draw:text-style-name="P1" draw:layer="layout" svg:width="1cm" svg:height="1.3cm" svg:x="4.023cm" svg:y="6.72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6" draw:layer="layout" svg:width="3.4cm" svg:height="0.873cm" svg:x="2.823cm" svg:y="7.923cm">
            <draw:text-box>
              <text:p text:style-name="P5">&lt;filename&gt;.csv</text:p>
            </draw:text-box>
          </draw:frame>
        </draw:g>
        <draw:g xml:id="id11" draw:id="id11">
          <draw:custom-shape draw:style-name="gr4" draw:text-style-name="P1" draw:layer="layout" svg:width="1cm" svg:height="1.3cm" svg:x="15.523cm" svg:y="1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6" draw:layer="layout" svg:width="3.4cm" svg:height="0.873cm" svg:x="14.323cm" svg:y="2.85cm">
            <draw:text-box>
              <text:p text:style-name="P5">&lt;filename&gt;.inf</text:p>
            </draw:text-box>
          </draw:frame>
        </draw:g>
        <draw:custom-shape draw:style-name="gr4" draw:text-style-name="P1" xml:id="id7" draw:id="id7" draw:layer="layout" svg:width="1cm" svg:height="1.3cm" svg:x="4.023cm" svg:y="14.42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6" draw:layer="layout" svg:width="3.8cm" svg:height="1.199cm" svg:x="2.623cm" svg:y="15.924cm">
          <draw:text-box>
            <text:p text:style-name="P5">&lt;filename&gt;.sum</text:p>
          </draw:text-box>
        </draw:frame>
        <draw:g xml:id="id8" draw:id="id8">
          <draw:custom-shape draw:style-name="gr4" draw:text-style-name="P1" draw:layer="layout" svg:width="1cm" svg:height="1.3cm" svg:x="8.323cm" svg:y="12.02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6" draw:layer="layout" svg:width="3.4cm" svg:height="0.873cm" svg:x="7.123cm" svg:y="13.223cm">
            <draw:text-box>
              <text:p text:style-name="P5">&lt;filename&gt;.log</text:p>
            </draw:text-box>
          </draw:frame>
        </draw:g>
        <draw:g xml:id="id6" draw:id="id6">
          <draw:custom-shape draw:style-name="gr4" draw:text-style-name="P1" draw:layer="layout" svg:width="1cm" svg:height="1.3cm" svg:x="16.198cm" svg:y="5.42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6" draw:layer="layout" svg:width="3.4cm" svg:height="0.873cm" svg:x="14.998cm" svg:y="6.623cm">
            <draw:text-box>
              <text:p text:style-name="P5">&lt;filename&gt;.md</text:p>
            </draw:text-box>
          </draw:frame>
        </draw:g>
        <draw:connector draw:style-name="gr7" draw:text-style-name="P1" draw:layer="layout" svg:x1="1.923cm" svg:y1="3.523cm" svg:x2="2.873cm" svg:y2="4.873cm" draw:start-shape="id1" draw:start-glue-point="2" draw:end-shape="id2" svg:d="M1923 3523v1350h950" svg:viewBox="0 0 951 1351">
          <text:p/>
        </draw:connector>
        <draw:connector draw:style-name="gr7" draw:text-style-name="P1" draw:layer="layout" svg:x1="4.523cm" svg:y1="8.796cm" svg:x2="4.523cm" svg:y2="10.123cm" draw:start-shape="id3" draw:end-shape="id4" draw:end-glue-point="0" svg:d="M4523 8796v1327" svg:viewBox="0 0 1 1328">
          <text:p/>
        </draw:connector>
        <draw:connector draw:style-name="gr7" draw:text-style-name="P1" draw:layer="layout" svg:x1="3.623cm" svg:y1="2.486cm" svg:x2="9.923cm" svg:y2="9.073cm" draw:start-shape="id1" draw:start-glue-point="1" draw:end-shape="id5" svg:d="M3623 2486h3150v6587h3150" svg:viewBox="0 0 6301 6588">
          <text:p/>
        </draw:connector>
        <draw:connector draw:style-name="gr7" draw:text-style-name="P1" draw:layer="layout" svg:x1="13.223cm" svg:y1="9.073cm" svg:x2="16.698cm" svg:y2="5.423cm" draw:start-shape="id5" draw:start-glue-point="1" draw:end-shape="id6" draw:end-glue-point="0" svg:d="M13223 9073h888v-4151h2587v501" svg:viewBox="0 0 3476 4152">
          <text:p/>
        </draw:connector>
        <draw:connector draw:style-name="gr7" draw:text-style-name="P1" draw:layer="layout" svg:x1="4.523cm" svg:y1="11.423cm" svg:x2="4.523cm" svg:y2="14.423cm" draw:start-shape="id4" draw:start-glue-point="2" draw:end-shape="id7" draw:end-glue-point="5" svg:d="M4523 11423v3000" svg:viewBox="0 0 1 3001">
          <text:p/>
        </draw:connector>
        <draw:connector draw:style-name="gr7" draw:text-style-name="P1" draw:layer="layout" svg:x1="6.173cm" svg:y1="10.773cm" svg:x2="8.823cm" svg:y2="12.023cm" draw:start-shape="id4" draw:end-shape="id8" draw:end-glue-point="0" svg:d="M6173 10773h2650v1250" svg:viewBox="0 0 2651 1251">
          <text:p/>
        </draw:connector>
        <draw:connector draw:style-name="gr7" draw:text-style-name="P1" draw:layer="layout" draw:line-skew="0.127cm" svg:x1="8.823cm" svg:y1="14.096cm" svg:x2="11.573cm" svg:y2="9.723cm" draw:start-shape="id8" draw:start-glue-point="2" draw:end-shape="id5" draw:end-glue-point="2" svg:d="M8823 14096v627h2750v-5000" svg:viewBox="0 0 2751 5001">
          <text:p/>
        </draw:connector>
        <draw:connector draw:style-name="gr7" draw:text-style-name="P1" draw:layer="layout" svg:x1="5.023cm" svg:y1="15.073cm" svg:x2="11.573cm" svg:y2="9.723cm" draw:start-shape="id7" draw:start-glue-point="8" draw:end-shape="id5" draw:end-glue-point="2" svg:d="M5023 15073h6550v-5350" svg:viewBox="0 0 6551 5351">
          <text:p/>
        </draw:connector>
        <draw:g xml:id="id10" draw:id="id10">
          <draw:custom-shape draw:style-name="gr4" draw:text-style-name="P1" draw:layer="layout" svg:width="1cm" svg:height="1.3cm" svg:x="16.198cm" svg:y="12.52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6" draw:layer="layout" svg:width="3.4cm" svg:height="0.873cm" svg:x="14.998cm" svg:y="13.723cm">
            <draw:text-box>
              <text:p text:style-name="P5">&lt;filename&gt;.pdf</text:p>
            </draw:text-box>
          </draw:frame>
        </draw:g>
        <draw:custom-shape draw:style-name="gr8" draw:text-style-name="P7" xml:id="id9" draw:id="id9" draw:layer="layout" svg:width="3.3cm" svg:height="1.3cm" svg:x="15.048cm" svg:y="9.123cm">
          <text:p text:style-name="P1">pando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6.698cm" svg:y1="7.496cm" svg:x2="16.698cm" svg:y2="9.123cm" draw:start-shape="id6" draw:start-glue-point="2" draw:end-shape="id9" draw:end-glue-point="0" svg:d="M16698 7496v1627" svg:viewBox="0 0 1 1628">
          <text:p/>
        </draw:connector>
        <draw:connector draw:style-name="gr7" draw:text-style-name="P1" draw:layer="layout" svg:x1="16.698cm" svg:y1="10.423cm" svg:x2="16.698cm" svg:y2="12.523cm" draw:start-shape="id9" draw:start-glue-point="2" draw:end-shape="id10" draw:end-glue-point="0" svg:d="M16698 10423v2100" svg:viewBox="0 0 1 2101">
          <text:p/>
        </draw:connector>
        <draw:connector draw:style-name="gr7" draw:text-style-name="P1" draw:layer="layout" svg:x1="4.523cm" svg:y1="5.523cm" svg:x2="4.523cm" svg:y2="6.723cm" draw:start-shape="id2" draw:start-glue-point="2" draw:end-shape="id3" draw:end-glue-point="0" svg:d="M4523 5523v1200" svg:viewBox="0 0 1 1201">
          <text:p/>
        </draw:connector>
        <draw:connector draw:style-name="gr7" draw:text-style-name="P1" draw:layer="layout" svg:x1="6.173cm" svg:y1="4.873cm" svg:x2="16.023cm" svg:y2="1.65cm" draw:start-shape="id2" draw:start-glue-point="1" draw:end-shape="id11" draw:end-glue-point="0" svg:d="M6173 4873h4076v-3724h5774v501" svg:viewBox="0 0 9851 3725">
          <text:p/>
        </draw:connector>
        <draw:connector draw:style-name="gr7" draw:text-style-name="P1" draw:layer="layout" draw:line-skew="-1.75cm" svg:x1="16.023cm" svg:y1="3.723cm" svg:x2="11.573cm" svg:y2="8.423cm" draw:start-shape="id11" draw:start-glue-point="2" draw:end-shape="id5" svg:d="M16023 3723v600h-4450v4100" svg:viewBox="0 0 4451 4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23cm" fo:margin-bottom="0.453cm" fo:margin-left="0.423cm" fo:margin-right="0.4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Michaelsen</meta:initial-creator>
    <meta:creation-date>2020-06-24T13:21:58.757569645</meta:creation-date>
    <dc:date>2020-06-24T22:33:44.216303137</dc:date>
    <dc:creator>Michael Michaelsen</dc:creator>
    <meta:editing-duration>PT9H1M33S</meta:editing-duration>
    <meta:editing-cycles>6</meta:editing-cycles>
    <meta:generator>LibreOffice/6.0.7.3$Linux_X86_64 LibreOffice_project/00m0$Build-3</meta:generator>
    <meta:document-statistic meta:object-count="37"/>
  </office:meta>
</office:document-meta>
</file>